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f8ae" officeooo:paragraph-rsid="0004f8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du cont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 Fiorinelli</meta:initial-creator>
    <meta:creation-date>2014-03-30T16:28:44.579472735</meta:creation-date>
    <dc:date>2014-03-30T16:29:25.618624632</dc:date>
    <dc:creator>Eva Fiorinelli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4.1.3.2$Linux_X86_64 LibreOffice_project/410m0$Build-2</meta:generator>
  </office:meta>
</office:document-meta>
</file>